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31])" office:value-type="float" office:value="0.0000328809231658937" calcext:value-type="float">
            <text:p>3.28809231658937E-05</text:p>
          </table:table-cell>
          <table:table-cell table:formula="of:=AVERAGE([.N2:.N31])" office:value-type="float" office:value="0.0000529165848877994" calcext:value-type="float">
            <text:p>5.29165848877994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11:16:26.709444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1-09T11:22:38.389653213</dc:date>
    <meta:editing-duration>PT11H13M39S</meta:editing-duration>
    <meta:editing-cycles>34</meta:editing-cycles>
    <meta:generator>LibreOffice/7.0.4.2$Linux_X86_64 LibreOffice_project/00$Build-2</meta:generator>
    <meta:document-statistic meta:table-count="1" meta:cell-count="528" meta:object-count="0"/>
  </office:meta>
</office:document-meta>
</file>